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20600" calcext:value-type="float">
            <text:p>120600</text:p>
          </table:table-cell>
          <table:table-cell office:value-type="float" office:value="106400" calcext:value-type="float">
            <text:p>106400</text:p>
          </table:table-cell>
          <table:table-cell office:value-type="float" office:value="110400" calcext:value-type="float">
            <text:p>110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95300" calcext:value-type="float">
            <text:p>-95300</text:p>
          </table:table-cell>
          <table:table-cell office:value-type="float" office:value="-94600" calcext:value-type="float">
            <text:p>-94600</text:p>
          </table:table-cell>
          <table:table-cell office:value-type="float" office:value="-98200" calcext:value-type="float">
            <text:p>-98200</text:p>
          </table:table-cell>
          <table:table-cell office:value-type="float" office:value="-96000" calcext:value-type="float">
            <text:p>-96000</text:p>
          </table:table-cell>
          <table:table-cell office:value-type="float" office:value="-100400" calcext:value-type="float">
            <text:p>-1004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5100" calcext:value-type="float">
            <text:p>25100</text:p>
          </table:table-cell>
          <table:table-cell office:value-type="float" office:value="30300" calcext:value-type="float">
            <text:p>30300</text:p>
          </table:table-cell>
          <table:table-cell office:value-type="float" office:value="22400" calcext:value-type="float">
            <text:p>224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9700" calcext:value-type="float">
            <text:p>19700</text:p>
          </table:table-cell>
          <table:table-cell office:value-type="float" office:value="24300" calcext:value-type="float">
            <text:p>24300</text:p>
          </table:table-cell>
          <table:table-cell office:value-type="float" office:value="16100" calcext:value-type="float">
            <text:p>16100</text:p>
          </table:table-cell>
          <table:table-cell office:value-type="float" office:value="6700" calcext:value-type="float">
            <text:p>670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29" calcext:value-type="float">
            <text:p>1,29</text:p>
          </table:table-cell>
          <table:table-cell office:value-type="float" office:value="1.6" calcext:value-type="float">
            <text:p>1,6</text:p>
          </table:table-cell>
          <table:table-cell office:value-type="float" office:value="1.12" calcext:value-type="float">
            <text:p>1,12</text:p>
          </table:table-cell>
          <table:table-cell office:value-type="float" office:value="0.46" calcext:value-type="float">
            <text:p>0,46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15299150" calcext:value-type="float">
            <text:p>15299150</text:p>
          </table:table-cell>
          <table:table-cell office:value-type="float" office:value="15213239" calcext:value-type="float">
            <text:p>15213239</text:p>
          </table:table-cell>
          <table:table-cell table:number-columns-repeated="3" office:value-type="float" office:value="14420153" calcext:value-type="float">
            <text:p>14420153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ihto-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4915000" calcext:value-type="float">
            <text:p>4915000</text:p>
          </table:table-cell>
          <table:table-cell office:value-type="float" office:value="4602000" calcext:value-type="float">
            <text:p>4602000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3887000" calcext:value-type="float">
            <text:p>3887000</text:p>
          </table:table-cell>
          <table:table-cell office:value-type="float" office:value="3637000" calcext:value-type="float">
            <text:p>3637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22000" calcext:value-type="float">
            <text:p>222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183000" calcext:value-type="float">
            <text:p>183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4693000" calcext:value-type="float">
            <text:p>4693000</text:p>
          </table:table-cell>
          <table:table-cell office:value-type="float" office:value="4389000" calcext:value-type="float">
            <text:p>4389000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706000" calcext:value-type="float">
            <text:p>3706000</text:p>
          </table:table-cell>
          <table:table-cell office:value-type="float" office:value="3454000" calcext:value-type="float">
            <text:p>3454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4915000" calcext:value-type="float">
            <text:p>4915000</text:p>
          </table:table-cell>
          <table:table-cell office:value-type="float" office:value="4602000" calcext:value-type="float">
            <text:p>4602000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3887000" calcext:value-type="float">
            <text:p>3887000</text:p>
          </table:table-cell>
          <table:table-cell office:value-type="float" office:value="3637000" calcext:value-type="float">
            <text:p>3637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2:02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LibreOffice/5.4.2.2$Windows_X86_64 LibreOffice_project/22b09f6418e8c2d508a9eaf86b2399209b0990f4</meta:generator>
    <dc:date>2017-11-22T12:12:11.676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